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wc</text:p>
          </table:table-cell>
          <table:table-cell table:style-name="Default"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table:style-name="Default"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table:style-name="Default"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office:value-type="float" office:value="1466.66" calcext:value-type="float">
            <text:p>1466,66</text:p>
          </table:table-cell>
          <table:table-cell table:style-name="ce1" office:value-type="float" office:value="75.01" calcext:value-type="float">
            <text:p>75,01</text:p>
          </table:table-cell>
          <table:table-cell table:style-name="ce1" office:value-type="float" office:value="74.73" calcext:value-type="float">
            <text:p>74,73</text:p>
          </table:table-cell>
          <table:table-cell office:value-type="float" office:value="72.87" calcext:value-type="float">
            <text:p>72,87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1.9" calcext:value-type="float">
            <text:p>1,90</text:p>
          </table:table-cell>
          <table:table-cell table:style-name="ce1" table:formula="of:=100*([.D2]-[.$F2])/[.$F2]" office:value-type="float" office:value="2.93673665431591" calcext:value-type="float">
            <text:p>2,94</text:p>
          </table:table-cell>
          <table:table-cell table:formula="of:=100*([.E2]-[.$F2])/[.$F2]" office:value-type="float" office:value="2.55249073692878" calcext:value-type="float">
            <text:p>2,55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table:style-name="Default" office:value-type="float" office:value="1208.64" calcext:value-type="float">
            <text:p>1208,64</text:p>
          </table:table-cell>
          <table:table-cell table:style-name="ce1" office:value-type="float" office:value="68.19" calcext:value-type="float">
            <text:p>68,19</text:p>
          </table:table-cell>
          <table:table-cell table:style-name="ce1" office:value-type="float" office:value="69.28" calcext:value-type="float">
            <text:p>69,28</text:p>
          </table:table-cell>
          <table:table-cell table:style-name="Default" office:value-type="float" office:value="67.24" calcext:value-type="float">
            <text:p>67,24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1.93" calcext:value-type="float">
            <text:p>1,93</text:p>
          </table:table-cell>
          <table:table-cell table:style-name="ce1" table:formula="of:=100*([.D3]-[.$F3])/[.$F3]" office:value-type="float" office:value="1.41284949434861" calcext:value-type="float">
            <text:p>1,41</text:p>
          </table:table-cell>
          <table:table-cell table:formula="of:=100*([.E3]-[.$F3])/[.$F3]" office:value-type="float" office:value="3.03390838786438" calcext:value-type="float">
            <text:p>3,03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office:value-type="float" office:value="853.32" calcext:value-type="float">
            <text:p>853,32</text:p>
          </table:table-cell>
          <table:table-cell table:style-name="ce1" office:value-type="float" office:value="57.29" calcext:value-type="float">
            <text:p>57,29</text:p>
          </table:table-cell>
          <table:table-cell table:style-name="ce1" office:value-type="float" office:value="56.38" calcext:value-type="float">
            <text:p>56,38</text:p>
          </table:table-cell>
          <table:table-cell office:value-type="float" office:value="53.82" calcext:value-type="float">
            <text:p>53,82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table:formula="of:=100*([.D4]-[.$F4])/[.$F4]" office:value-type="float" office:value="6.44741731698253" calcext:value-type="float">
            <text:p>6,45</text:p>
          </table:table-cell>
          <table:table-cell table:formula="of:=100*([.E4]-[.$F4])/[.$F4]" office:value-type="float" office:value="4.75659606094389" calcext:value-type="float">
            <text:p>4,76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office:value-type="float" office:value="901.26" calcext:value-type="float">
            <text:p>901,26</text:p>
          </table:table-cell>
          <table:table-cell table:style-name="ce1" office:value-type="float" office:value="58.86" calcext:value-type="float">
            <text:p>58,86</text:p>
          </table:table-cell>
          <table:table-cell table:style-name="ce1" office:value-type="float" office:value="56.42" calcext:value-type="float">
            <text:p>56,42</text:p>
          </table:table-cell>
          <table:table-cell office:value-type="float" office:value="55.06" calcext:value-type="float">
            <text:p>55,06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table:formula="of:=100*([.D5]-[.$F5])/[.$F5]" office:value-type="float" office:value="6.90156193243734" calcext:value-type="float">
            <text:p>6,90</text:p>
          </table:table-cell>
          <table:table-cell table:formula="of:=100*([.E5]-[.$F5])/[.$F5]" office:value-type="float" office:value="2.47003269160915" calcext:value-type="float">
            <text:p>2,47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office:value-type="float" office:value="583.92" calcext:value-type="float">
            <text:p>583,92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2" calcext:value-type="float">
            <text:p>44,02</text:p>
          </table:table-cell>
          <table:table-cell office:value-type="float" office:value="43.81" calcext:value-type="float">
            <text:p>43,81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6]-[.$F6])/[.$F6]" office:value-type="float" office:value="7.9890435973522" calcext:value-type="float">
            <text:p>7,99</text:p>
          </table:table-cell>
          <table:table-cell table:formula="of:=100*([.E6]-[.$F6])/[.$F6]" office:value-type="float" office:value="0.479342615841134" calcext:value-type="float">
            <text:p>0,48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office:value-type="float" office:value="584.18" calcext:value-type="float">
            <text:p>584,18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1" calcext:value-type="float">
            <text:p>44,01</text:p>
          </table:table-cell>
          <table:table-cell office:value-type="float" office:value="43.86" calcext:value-type="float">
            <text:p>43,86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7]-[.$F7])/[.$F7]" office:value-type="float" office:value="7.86593707250343" calcext:value-type="float">
            <text:p>7,87</text:p>
          </table:table-cell>
          <table:table-cell table:formula="of:=100*([.E7]-[.$F7])/[.$F7]" office:value-type="float" office:value="0.341997264021885" calcext:value-type="float">
            <text:p>0,34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table:style-name="Default" office:value-type="float" office:value="585.13" calcext:value-type="float">
            <text:p>585,13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1" calcext:value-type="float">
            <text:p>44,01</text:p>
          </table:table-cell>
          <table:table-cell table:style-name="Default" office:value-type="float" office:value="43.84" calcext:value-type="float">
            <text:p>43,84</text:p>
          </table:table-cell>
          <table:table-cell table:style-name="ce1" office:value-type="float" office:value="1.82" calcext:value-type="float">
            <text:p>1,82</text:p>
          </table:table-cell>
          <table:table-cell office:value-type="float" office:value="1.81" calcext:value-type="float">
            <text:p>1,81</text:p>
          </table:table-cell>
          <table:table-cell table:style-name="ce1" table:formula="of:=100*([.D8]-[.$F8])/[.$F8]" office:value-type="float" office:value="7.91514598540146" calcext:value-type="float">
            <text:p>7,92</text:p>
          </table:table-cell>
          <table:table-cell table:formula="of:=100*([.E8]-[.$F8])/[.$F8]" office:value-type="float" office:value="0.387773722627725" calcext:value-type="float">
            <text:p>0,39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office:value-type="float" office:value="522.06" calcext:value-type="float">
            <text:p>522,06</text:p>
          </table:table-cell>
          <table:table-cell table:style-name="ce1" office:value-type="float" office:value="44.79" calcext:value-type="float">
            <text:p>44,79</text:p>
          </table:table-cell>
          <table:table-cell table:style-name="ce1" office:value-type="float" office:value="44.11" calcext:value-type="float">
            <text:p>44,11</text:p>
          </table:table-cell>
          <table:table-cell office:value-type="float" office:value="43.14" calcext:value-type="float">
            <text:p>43,14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table:formula="of:=100*([.D9]-[.$F9])/[.$F9]" office:value-type="float" office:value="3.82475660639777" calcext:value-type="float">
            <text:p>3,82</text:p>
          </table:table-cell>
          <table:table-cell table:formula="of:=100*([.E9]-[.$F9])/[.$F9]" office:value-type="float" office:value="2.24849327770051" calcext:value-type="float">
            <text:p>2,25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uc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s</text:p>
          </table:table-cell>
          <table:table-cell table:style-name="Default"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office:value-type="string" calcext:value-type="string">
            <text:p>$S_{2.0}$</text:p>
          </table:table-cell>
          <table:table-cell office:value-type="float" office:value="74.73" calcext:value-type="float">
            <text:p>74,73</text:p>
          </table:table-cell>
          <table:table-cell table:number-columns-repeated="2"/>
          <table:table-cell office:value-type="float" office:value="72.94" calcext:value-type="float">
            <text:p>72,94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table:formula="of:=100*([.B15]-[.$E15])/[.$E15]" office:value-type="float" office:value="2.45407183986839" calcext:value-type="float">
            <text:p>2,45</text:p>
          </table:table-cell>
          <table:table-cell table:style-name="ce1" table:formula="of:=100*([.C15]-[.$E15])/[.$E15]" office:value-type="float" office:value="-100" calcext:value-type="float">
            <text:p>-100,00</text:p>
          </table:table-cell>
          <table:table-cell table:style-name="ce1" table:formula="of:=100*([.D15]-[.$E15])/[.$E15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S_{2.1}$</text:p>
          </table:table-cell>
          <table:table-cell office:value-type="float" office:value="69.28" calcext:value-type="float">
            <text:p>69,28</text:p>
          </table:table-cell>
          <table:table-cell table:number-columns-repeated="2"/>
          <table:table-cell office:value-type="float" office:value="69.88" calcext:value-type="float">
            <text:p>69,88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table:formula="of:=100*([.B16]-[.$E16])/[.$E16]" office:value-type="float" office:value="-0.858614768174005" calcext:value-type="float">
            <text:p>-0,86</text:p>
          </table:table-cell>
          <table:table-cell table:style-name="ce1" table:formula="of:=100*([.C16]-[.$E16])/[.$E16]" office:value-type="float" office:value="-100" calcext:value-type="float">
            <text:p>-100,00</text:p>
          </table:table-cell>
          <table:table-cell table:style-name="ce1" table:formula="of:=100*([.D16]-[.$E16])/[.$E16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0}$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52.47" calcext:value-type="float">
            <text:p>52,47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1.79" calcext:value-type="float">
            <text:p>1,79</text:p>
          </table:table-cell>
          <table:table-cell table:formula="of:=100*([.B17]-[.$E17])/[.$E17]" office:value-type="float" office:value="7.45187726319803" calcext:value-type="float">
            <text:p>7,45</text:p>
          </table:table-cell>
          <table:table-cell table:style-name="ce1" table:formula="of:=100*([.C17]-[.$E17])/[.$E17]" office:value-type="float" office:value="-100" calcext:value-type="float">
            <text:p>-100,00</text:p>
          </table:table-cell>
          <table:table-cell table:style-name="ce1" table:formula="of:=100*([.D17]-[.$E17])/[.$E17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1}$</text:p>
          </table:table-cell>
          <table:table-cell office:value-type="float" office:value="56.42" calcext:value-type="float">
            <text:p>56,42</text:p>
          </table:table-cell>
          <table:table-cell table:number-columns-repeated="2"/>
          <table:table-cell office:value-type="float" office:value="54.91" calcext:value-type="float">
            <text:p>54,91</text:p>
          </table:table-cell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formula="of:=100*([.B18]-[.$E18])/[.$E18]" office:value-type="float" office:value="2.74995447095248" calcext:value-type="float">
            <text:p>2,75</text:p>
          </table:table-cell>
          <table:table-cell table:style-name="ce1" table:formula="of:=100*([.C18]-[.$E18])/[.$E18]" office:value-type="float" office:value="-100" calcext:value-type="float">
            <text:p>-100,00</text:p>
          </table:table-cell>
          <table:table-cell table:style-name="ce1" table:formula="of:=100*([.D18]-[.$E18])/[.$E18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0}$</text:p>
          </table:table-cell>
          <table:table-cell office:value-type="float" office:value="44.02" calcext:value-type="float">
            <text:p>44,02</text:p>
          </table:table-cell>
          <table:table-cell table:number-columns-repeated="2"/>
          <table:table-cell office:value-type="float" office:value="43.82" calcext:value-type="float">
            <text:p>43,82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19]-[.$E19])/[.$E19]" office:value-type="float" office:value="0.456412596987683" calcext:value-type="float">
            <text:p>0,46</text:p>
          </table:table-cell>
          <table:table-cell table:style-name="ce1" table:formula="of:=100*([.C19]-[.$E19])/[.$E19]" office:value-type="float" office:value="-100" calcext:value-type="float">
            <text:p>-100,00</text:p>
          </table:table-cell>
          <table:table-cell table:style-name="ce1" table:formula="of:=100*([.D19]-[.$E19])/[.$E19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1}$</text:p>
          </table:table-cell>
          <table:table-cell office:value-type="float" office:value="44.01" calcext:value-type="float">
            <text:p>44,01</text:p>
          </table:table-cell>
          <table:table-cell table:number-columns-repeated="2"/>
          <table:table-cell office:value-type="float" office:value="43.69" calcext:value-type="float">
            <text:p>43,69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20]-[.$E20])/[.$E20]" office:value-type="float" office:value="0.732433051041429" calcext:value-type="float">
            <text:p>0,73</text:p>
          </table:table-cell>
          <table:table-cell table:style-name="ce1" table:formula="of:=100*([.C20]-[.$E20])/[.$E20]" office:value-type="float" office:value="-100" calcext:value-type="float">
            <text:p>-100,00</text:p>
          </table:table-cell>
          <table:table-cell table:style-name="ce1" table:formula="of:=100*([.D20]-[.$E20])/[.$E20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2}$</text:p>
          </table:table-cell>
          <table:table-cell office:value-type="float" office:value="44.01" calcext:value-type="float">
            <text:p>44,01</text:p>
          </table:table-cell>
          <table:table-cell table:number-columns-repeated="2"/>
          <table:table-cell office:value-type="float" office:value="43.77" calcext:value-type="float">
            <text:p>43,77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21]-[.$E21])/[.$E21]" office:value-type="float" office:value="0.548320767649063" calcext:value-type="float">
            <text:p>0,55</text:p>
          </table:table-cell>
          <table:table-cell table:style-name="ce1" table:formula="of:=100*([.C21]-[.$E21])/[.$E21]" office:value-type="float" office:value="-100" calcext:value-type="float">
            <text:p>-100,00</text:p>
          </table:table-cell>
          <table:table-cell table:style-name="ce1" table:formula="of:=100*([.D21]-[.$E21])/[.$E21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3}$</text:p>
          </table:table-cell>
          <table:table-cell office:value-type="float" office:value="44.11" calcext:value-type="float">
            <text:p>44,11</text:p>
          </table:table-cell>
          <table:table-cell table:number-columns-repeated="2"/>
          <table:table-cell office:value-type="float" office:value="43.25" calcext:value-type="float">
            <text:p>43,25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1.89" calcext:value-type="float">
            <text:p>1,89</text:p>
          </table:table-cell>
          <table:table-cell table:formula="of:=100*([.B22]-[.$E22])/[.$E22]" office:value-type="float" office:value="1.98843930635838" calcext:value-type="float">
            <text:p>1,99</text:p>
          </table:table-cell>
          <table:table-cell table:style-name="ce1" table:formula="of:=100*([.C22]-[.$E22])/[.$E22]" office:value-type="float" office:value="-100" calcext:value-type="float">
            <text:p>-100,00</text:p>
          </table:table-cell>
          <table:table-cell table:style-name="ce1" table:formula="of:=100*([.D22]-[.$E22])/[.$E22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</table:table>
      <table:table table:name="Arkusz1" table:style-name="ta1">
        <table:table-column table:style-name="co1" table:number-columns-repeated="6" table:default-cell-style-name="ce2"/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-0.0000018761" calcext:value-type="float">
            <text:p>0,000</text:p>
          </table:table-cell>
          <table:table-cell office:value-type="float" office:value="-0.0015795" calcext:value-type="float">
            <text:p>-0,002</text:p>
          </table:table-cell>
          <table:table-cell office:value-type="float" office:value="0.0001533" calcext:value-type="float">
            <text:p>0,000</text:p>
          </table:table-cell>
          <table:table-cell office:value-type="float" office:value="0.0032552" calcext:value-type="float">
            <text:p>0,003</text:p>
          </table:table-cell>
          <table:table-cell office:value-type="float" office:value="0.044583" calcext:value-type="float">
            <text:p>0,045</text:p>
          </table:table-cell>
        </table:table-row>
        <table:table-row table:style-name="ro1">
          <table:table-cell office:value-type="float" office:value="-0.0000018761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064755" calcext:value-type="float">
            <text:p>0,006</text:p>
          </table:table-cell>
        </table:table-row>
        <table:table-row table:style-name="ro1">
          <table:table-cell office:value-type="float" office:value="-0.0015795" calcext:value-type="float">
            <text:p>-0,002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2765" calcext:value-type="float">
            <text:p>0,277</text:p>
          </table:table-cell>
        </table:table-row>
        <table:table-row table:style-name="ro1">
          <table:table-cell office:value-type="float" office:value="0.0001533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1" calcext:value-type="float">
            <text:p>1,000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0.055178" calcext:value-type="float">
            <text:p>0,055</text:p>
          </table:table-cell>
        </table:table-row>
        <table:table-row table:style-name="ro1">
          <table:table-cell office:value-type="float" office:value="0.0032552" calcext:value-type="float">
            <text:p>0,003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1" calcext:value-type="float">
            <text:p>1,000</text:p>
          </table:table-cell>
          <table:table-cell office:value-type="float" office:value="0.24379" calcext:value-type="float">
            <text:p>0,244</text:p>
          </table:table-cell>
        </table:table-row>
        <table:table-row table:style-name="ro1">
          <table:table-cell office:value-type="float" office:value="0.044583" calcext:value-type="float">
            <text:p>0,045</text:p>
          </table:table-cell>
          <table:table-cell office:value-type="float" office:value="0.0064755" calcext:value-type="float">
            <text:p>0,006</text:p>
          </table:table-cell>
          <table:table-cell office:value-type="float" office:value="0.2765" calcext:value-type="float">
            <text:p>0,277</text:p>
          </table:table-cell>
          <table:table-cell office:value-type="float" office:value="0.055178" calcext:value-type="float">
            <text:p>0,055</text:p>
          </table:table-cell>
          <table:table-cell office:value-type="float" office:value="0.24379" calcext:value-type="float">
            <text:p>0,244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7T15:31:33.563778883</meta:creation-date>
    <dc:date>2023-03-08T03:07:31.026917604</dc:date>
    <dc:creator>Łukasz Dróżdż</dc:creator>
    <meta:editing-duration>PT7H18M18S</meta:editing-duration>
    <meta:editing-cycles>5</meta:editing-cycles>
    <meta:generator>LibreOffice/7.4.5.1$Linux_X86_64 LibreOffice_project/40$Build-1</meta:generator>
    <meta:document-statistic meta:table-count="2" meta:cell-count="216" meta:object-count="0"/>
  </office:meta>
</office:document-meta>
</file>